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6.668cm"/>
    </style:style>
    <style:style style:name="gr4" style:family="graphic" style:parent-style-name="Default_5f_1">
      <style:graphic-properties draw:stroke="none" svg:stroke-color="#000000" draw:fill="none" draw:fill-color="#ffffff" draw:auto-grow-height="true" draw:auto-grow-width="false" fo:max-height="0cm" fo:min-height="5.144cm"/>
    </style:style>
    <style:style style:name="gr5" style:family="graphic" style:parent-style-name="Default_5f_1">
      <style:graphic-properties draw:stroke="none" svg:stroke-color="#000000" draw:fill="none" draw:fill-color="#ffffff" draw:auto-grow-height="true" draw:auto-grow-width="false" fo:max-height="0cm" fo:min-height="7.684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auto-grow-height="true" draw:auto-grow-width="false" fo:max-height="0cm" fo:min-height="4.89cm"/>
    </style:style>
    <style:style style:name="gr8" style:family="graphic" style:parent-style-name="standard">
      <style:graphic-properties draw:stroke="none" svg:stroke-color="#000000" draw:fill="none" draw:fill-color="#ffffff" draw:auto-grow-height="true" draw:auto-grow-width="false" fo:max-height="0cm" fo:min-height="6.414cm"/>
    </style:style>
    <style:style style:name="pr1" style:family="presentation" style:parent-style-name="Default-notes">
      <style:graphic-properties draw:fill-color="#ffffff" draw:auto-grow-height="true" fo:min-height="12.572cm"/>
    </style:style>
    <style:style style:name="pr2" style:family="presentation" style:parent-style-name="candle2-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style:tab-stops>
          <style:tab-stop style:position="19.05cm" style:type="right"/>
        </style:tab-stops>
      </style:paragraph-properties>
    </style:style>
    <style:style style:name="P5"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4pt" fo:font-style="italic" fo:text-shadow="1pt 1pt" style:font-size-asian="24pt" style:font-style-asian="italic" style:font-size-complex="24pt" style:font-style-complex="italic"/>
    </style:style>
    <style:style style:name="P6"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4pt" fo:text-shadow="1pt 1pt" style:font-size-asian="24pt" style:font-size-complex="24pt"/>
    </style:style>
    <style:style style:name="P7"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32pt" fo:font-style="italic" fo:text-shadow="1pt 1pt"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fo:color="#000000" style:text-position="33%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4" style:family="text">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5" style:family="text">
      <style:text-properties fo:color="#000000" style:font-name="Segoe UI Semibold" fo:font-size="24pt" fo:font-style="italic" fo:text-shadow="none"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1.016cm">
          <draw:text-box>
            <text:p text:style-name="P1"><text:span text:style-name="T1">Gospel Reading</text:span></text:p>
            <text:p text:style-name="P1"><text:span text:style-name="T2">Matthew 1:18-2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candle2" presentation:presentation-page-layout-name="AL1T0">
        <draw:frame draw:style-name="gr3" draw:text-style-name="P5" draw:layer="layout" svg:width="25.146cm" svg:height="6.918cm" svg:x="1.402cm" svg:y="0.702cm">
          <draw:text-box>
            <text:p text:style-name="P4"><text:span text:style-name="T3">18</text:span><text:span text:style-name="T4">Now the birth of Jesus Christ took place in this way. When his mother Mary had been betrothed to Joseph, before they came together she was found to be with child from the Holy Spirit.</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candle2" presentation:presentation-page-layout-name="AL1T0">
        <draw:frame draw:style-name="gr4" draw:text-style-name="P6" draw:layer="layout" svg:width="25.146cm" svg:height="5.394cm" svg:x="1.402cm" svg:y="0.702cm">
          <draw:text-box>
            <text:p text:style-name="P4"><text:span text:style-name="T3">19</text:span><text:span text:style-name="T4">And her husband Joseph, being a just man and unwilling to put her to shame, resolved to divorce her quietly. </text:span></text:p>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candle2" presentation:presentation-page-layout-name="AL1T0">
        <draw:frame draw:style-name="gr5" draw:text-style-name="P6" draw:layer="layout" svg:width="25.146cm" svg:height="7.934cm" svg:x="1.402cm" svg:y="0.702cm">
          <draw:text-box>
            <text:p text:style-name="P4"><text:span text:style-name="T3">20</text:span><text:span text:style-name="T4">But as he considered these things, behold, an angel of the Lord appeared to him in a dream, saying, “Joseph, son of David, do not fear to take Mary as your wife, for that which is conceived in her is from the Holy Spirit.</text:span><text:span text:style-name="T5"> </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candle2" presentation:presentation-page-layout-name="AL1T0">
        <draw:frame draw:style-name="gr6" draw:text-style-name="P6" draw:layer="layout" svg:width="25.146cm" svg:height="6.263cm" svg:x="1.429cm" svg:y="0.702cm">
          <draw:text-box>
            <text:p text:style-name="P4"><text:span text:style-name="T3">21</text:span><text:span text:style-name="T4">She will bear a son, and you shall call his name Jesus, for he will save his people from their sins.” </text:span><text:span text:style-name="T3">22</text:span><text:span text:style-name="T4">All this took place to fulfill what the Lord had spoken by the prophet: </text:span></text:p>
          </draw:text-box>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candle2" presentation:presentation-page-layout-name="AL1T0">
        <draw:frame draw:style-name="gr7" draw:text-style-name="P5" draw:layer="layout" svg:width="25.146cm" svg:height="5.14cm" svg:x="1.429cm" svg:y="0.702cm">
          <draw:text-box>
            <text:p><text:span text:style-name="T3">23</text:span><text:span text:style-name="T4">“Behold, the virgin shall conceive and bear a son, and they shall call his name Immanuel”</text:span></text:p>
            <text:p><text:span text:style-name="T4">(which means, God with us).</text:span><text:span text:style-name="T5"> </text:span></text:p>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candle2" presentation:presentation-page-layout-name="AL1T0">
        <draw:frame draw:style-name="gr8" draw:text-style-name="P7" draw:layer="layout" svg:width="25.146cm" svg:height="6.664cm" svg:x="1.429cm" svg:y="0.702cm">
          <draw:text-box>
            <text:p><text:span text:style-name="T3">24</text:span><text:span text:style-name="T4">When Joseph woke from sleep, he did as the angel of the Lord commanded him: he took his wife, </text:span><text:span text:style-name="T3">25</text:span><text:span text:style-name="T4">but knew her not until she had given birth to a son. And he called his name Jesus.</text:span></text:p>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0" draw:display-name="Bitmap 10"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0"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ndle2-background" style:family="presentation">
      <style:graphic-properties draw:stroke="none" draw:fill="bitmap" draw:fill-image-name="Bitmap_20_10" style:repeat="stretch"/>
      <style:text-properties style:letter-kerning="true"/>
    </style:style>
    <style:style style:name="candle2-backgroundobjects" style:family="presentation">
      <style:graphic-properties draw:textarea-horizontal-align="justify" draw:shadow="hidden" draw:shadow-offset-x="0.2cm" draw:shadow-offset-y="0.2cm" draw:shadow-color="#808080"/>
      <style:text-properties style:letter-kerning="true"/>
    </style:style>
    <style:style style:name="candl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le2-outline1" style:family="presentation">
      <style:graphic-properties draw:stroke="none" draw:fill="none" draw:auto-grow-height="false" draw:fit-to-size="shrink-to-fit">
        <text:list-style style:name="cand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le2-outline2" style:family="presentation" style:parent-style-name="candle2-outline1">
      <style:paragraph-properties fo:margin-left="0cm" fo:margin-right="0cm" fo:margin-top="0cm" fo:margin-bottom="0.299cm" fo:text-indent="0cm"/>
      <style:text-properties fo:font-size="21pt" style:font-size-asian="28pt" style:font-size-complex="28pt"/>
    </style:style>
    <style:style style:name="candle2-outline3" style:family="presentation" style:parent-style-name="candle2-outline2">
      <style:paragraph-properties fo:margin-left="0cm" fo:margin-right="0cm" fo:margin-top="0cm" fo:margin-bottom="0.224cm" fo:text-indent="0cm"/>
      <style:text-properties fo:font-size="18pt" style:font-size-asian="24pt" style:font-size-complex="24pt"/>
    </style:style>
    <style:style style:name="candle2-outline4" style:family="presentation" style:parent-style-name="candle2-outline3">
      <style:paragraph-properties fo:margin-left="0cm" fo:margin-right="0cm" fo:margin-top="0cm" fo:margin-bottom="0.149cm" fo:text-indent="0cm"/>
      <style:text-properties fo:font-size="15pt" style:font-size-asian="20pt" style:font-size-complex="20pt"/>
    </style:style>
    <style:style style:name="candle2-outline5" style:family="presentation" style:parent-style-name="candle2-outline4">
      <style:paragraph-properties fo:margin-left="0cm" fo:margin-right="0cm" fo:margin-top="0cm" fo:margin-bottom="0.074cm" fo:text-indent="0cm"/>
      <style:text-properties fo:font-size="15pt" style:font-size-asian="20pt" style:font-size-complex="20pt"/>
    </style:style>
    <style:style style:name="candle2-outline6" style:family="presentation" style:parent-style-name="candle2-outline5">
      <style:paragraph-properties fo:margin-left="0cm" fo:margin-right="0cm" fo:margin-top="0cm" fo:margin-bottom="0.074cm" fo:text-indent="0cm"/>
      <style:text-properties fo:font-size="15pt" style:font-size-asian="20pt" style:font-size-complex="20pt"/>
    </style:style>
    <style:style style:name="candle2-outline7" style:family="presentation" style:parent-style-name="candle2-outline6">
      <style:paragraph-properties fo:margin-left="0cm" fo:margin-right="0cm" fo:margin-top="0cm" fo:margin-bottom="0.074cm" fo:text-indent="0cm"/>
      <style:text-properties fo:font-size="15pt" style:font-size-asian="20pt" style:font-size-complex="20pt"/>
    </style:style>
    <style:style style:name="candle2-outline8" style:family="presentation" style:parent-style-name="candle2-outline7">
      <style:paragraph-properties fo:margin-left="0cm" fo:margin-right="0cm" fo:margin-top="0cm" fo:margin-bottom="0.074cm" fo:text-indent="0cm"/>
      <style:text-properties fo:font-size="15pt" style:font-size-asian="20pt" style:font-size-complex="20pt"/>
    </style:style>
    <style:style style:name="candle2-outline9" style:family="presentation" style:parent-style-name="candle2-outline8">
      <style:paragraph-properties fo:margin-left="0cm" fo:margin-right="0cm" fo:margin-top="0cm" fo:margin-bottom="0.074cm" fo:text-indent="0cm"/>
      <style:text-properties fo:font-size="15pt" style:font-size-asian="20pt" style:font-size-complex="20pt"/>
    </style:style>
    <style:style style:name="candle2-subtitle" style:family="presentation">
      <style:graphic-properties draw:stroke="none" draw:fill="none" draw:textarea-vertical-align="middle">
        <text:list-style style:name="cand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le2-title" style:family="presentation">
      <style:graphic-properties draw:stroke="none" draw:fill="none" draw:textarea-vertical-align="middle">
        <text:list-style style:name="cand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andle2-backgroundobjects">
      <style:graphic-properties draw:stroke="none" draw:fill="none" draw:fill-color="#ffffff" draw:auto-grow-height="false" fo:min-height="1.449cm"/>
    </style:style>
    <style:style style:name="Mpr5" style:family="presentation" style:parent-style-name="candle2-backgroundobjects">
      <style:graphic-properties draw:stroke="none" draw:fill="none" draw:fill-color="#ffffff" draw:auto-grow-height="false" fo:min-height="1.397cm"/>
    </style:style>
    <style:style style:name="Mpr6" style:family="presentation" style:parent-style-name="candle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ndle2" style:page-layout-name="PM1" draw:style-name="Mdp1">
      <draw:frame presentation:style-name="candle2-title" draw:layer="backgroundobjects" svg:width="25.199cm" svg:height="2.63cm" svg:x="1.4cm" svg:y="0.627cm" presentation:class="title" presentation:placeholder="true">
        <draw:text-box/>
      </draw:frame>
      <draw:frame presentation:style-name="candle2-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candle2-title" draw:layer="backgroundobjects" svg:width="13.968cm" svg:height="10.476cm" svg:x="3.81cm" svg:y="2.123cm" presentation:class="page"/>
        <draw:frame presentation:style-name="candle2-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8:16:56.926000000</meta:creation-date>
    <dc:date>2016-12-16T22:51:01.316000000</dc:date>
    <meta:editing-duration>PT3M55S</meta:editing-duration>
    <meta:editing-cycles>4</meta:editing-cycles>
    <meta:generator>LibreOffice/5.2.3.3$Windows_X86_64 LibreOffice_project/d54a8868f08a7b39642414cf2c8ef2f228f780cf</meta:generator>
    <meta:document-statistic meta:object-count="53"/>
  </office:meta>
</office:document-meta>
</file>